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/>
    </style:style>
    <style:style style:name="P2" style:family="paragraph" style:parent-style-name="Standard">
      <style:text-properties fo:color="#000000" style:font-name="Courier New"/>
    </style:style>
    <style:style style:name="P3" style:family="paragraph" style:parent-style-name="Standard" style:list-style-name="L1">
      <style:text-properties fo:color="#000000" style:font-name="Courier New"/>
    </style:style>
    <style:style style:name="P4" style:family="paragraph" style:parent-style-name="Standard" style:list-style-name="L3">
      <style:text-properties fo:color="#000000" style:font-name="Courier New"/>
    </style:style>
    <style:style style:name="P5" style:family="paragraph" style:parent-style-name="Standard">
      <style:text-properties fo:color="#000000" style:font-name="Courier New" fo:font-weight="bold" style:font-weight-asian="bold" style:font-weight-complex="bold"/>
    </style:style>
    <style:style style:name="P6" style:family="paragraph" style:parent-style-name="Standard" style:list-style-name="L4">
      <style:text-properties fo:color="#000000" style:font-name="Courier New" fo:font-weight="normal" style:font-weight-asian="normal" style:font-weight-complex="normal"/>
    </style:style>
    <style:style style:name="P7" style:family="paragraph" style:parent-style-name="Standard">
      <style:text-properties style:font-name="Courier New" fo:font-weight="bold" style:font-weight-asian="bold" style:font-weight-complex="bold"/>
    </style:style>
    <style:style style:name="P8" style:family="paragraph" style:parent-style-name="Standard" style:list-style-name="L1">
      <style:text-properties style:font-name="Courier New" fo:font-weight="normal" style:font-weight-asian="normal" style:font-weight-complex="normal"/>
    </style:style>
    <style:style style:name="P9" style:family="paragraph" style:parent-style-name="Standard" style:list-style-name="L1">
      <style:text-properties style:font-name="Courier New"/>
    </style:style>
    <style:style style:name="P10" style:family="paragraph" style:parent-style-name="Standard" style:list-style-name="L2"/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Courier New"/>
    </style:style>
    <style:style style:name="T1" style:family="text">
      <style:text-properties fo:color="#6a87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tan projektu: </text:p>
      <text:list xml:id="list1771123568863732894" text:style-name="L2">
        <text:list-item>
          <text:p text:style-name="P10"><text:span text:style-name="T3">Dodałam klasę do tworzenia SATa z pliku, jest ona teraz domyślnie wyłowywana w mainie. Dla instruktora ograniczenia są w pliku instruktorzy.csv natomiast dla uczniów w pliku students.csv. Dane zapisywane w tych plikach:</text:span></text:p>
        </text:list-item>
      </text:list>
      <text:list xml:id="list6106211358968108775" text:style-name="L1">
        <text:list-item>
          <text:list>
            <text:list-item>
              <text:p text:style-name="P8">jako separator między polami jest średnik</text:p>
            </text:list-item>
            <text:list-item>
              <text:p text:style-name="P9"><text:span text:style-name="T2">data w formacie </text:span><text:span text:style-name="T1">"yyyy-MM-dd HH:mm:ss"</text:span></text:p>
            </text:list-item>
            <text:list-item>
              <text:p text:style-name="P3">nie można używać polskich znaków </text:p>
            </text:list-item>
            <text:list-item>
              <text:p text:style-name="P3">nie ma wgl sprawdzania poprawności wprowadzonych danych np. Koniec lekcji może być przed jej początkiem</text:p>
            </text:list-item>
          </text:list>
        </text:list-item>
      </text:list>
      <text:p text:style-name="P2"><text:tab/>W pliku z ograniczeniami dla uczniów dla jednego ucznia <text:tab/>insruktor powinien być taki sam</text:p>
      <text:list xml:id="list3386758605283966414" text:style-name="L3">
        <text:list-item>
          <text:p text:style-name="P4">Zmaina intów na date, nie zostało to jeszcze zmienione w GUI dlatego dodawanie ograniczeń zostało tam na razie zakomentowane. </text:p>
        </text:list-item>
      </text:list>
      <text:p text:style-name="P2"/>
      <text:p text:style-name="P5">Do zrobienia:</text:p>
      <text:list xml:id="list5443018479037838853" text:style-name="L4">
        <text:list-item>
          <text:p text:style-name="P6">W GUI zmiana intów na Date</text:p>
        </text:list-item>
        <text:list-item>
          <text:p text:style-name="P6">Dorobienie GUI na dodawanie plików z kompa </text:p>
        </text:list-item>
        <text:list-item>
          <text:p text:style-name="P6">Przetestowanie na większej ilości danych (ja robiłam na razie tylko na 2 instruktorach I 2 uczniach). Nie jestem pewna czy na pewno dobrze zmienilam warunki dla dat mogłam pomieszać after I before dlateczo trzeba to dokładnie przeanalizować.</text:p>
        </text:list-item>
        <text:list-item>
          <text:p text:style-name="P6">Jest problem z tym jak do ucznia dodamy instruktora, który nie istnieje tzreba to sprawdzić</text:p>
        </text:list-item>
        <text:list-item>
          <text:p text:style-name="P6">Dodać instruktora dla konkretnego ograniczenia a nie dla ucznia </text:p>
        </text:list-item>
        <text:list-item>
          <text:p text:style-name="P6">Zapisanie wynkiu sata do pliku i wyświetlanie wyniku</text:p>
          <text:p text:style-name="P6"/>
        </text:list-item>
      </text:list>
      <text:p text:style-name="P2"/>
      <text:p text:style-name="P2"><text:tab/></text:p>
      <text:p text:style-name="P11"/>
      <text:list xml:id="list37236086" text:continue-list="list6106211358968108775" text:style-name="L1">
        <text:list-item>
          <text:list>
            <text:list-header>
              <text:p text:style-name="P1"><text:span text:style-name="T1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zabela Kiełbasa</meta:initial-creator>
    <meta:creation-date>2017-06-02T16:44:41.86</meta:creation-date>
    <dc:date>2017-06-02T17:03:38.15</dc:date>
    <dc:creator>Izabela Kiełbasa</dc:creator>
    <meta:editing-duration>PT18M52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1" meta:paragraph-count="16" meta:word-count="194" meta:character-count="1206"/>
  </office:meta>
</office:document-meta>
</file>